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9pt" fo:language="fr" fo:country="FR" fo:font-weight="normal" fo:background-color="transparent" style:font-name-asian="Calibri1" style:font-name-complex="Calibri1"/>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6pt" fo:language="fr" fo:country="FR"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3"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fo:background-color="transparent" style:font-name-asian="Calibri1" style:font-name-complex="Calibri1"/>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officeooo:paragraph-rsid="0020edc3"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style>
    <style:style style:name="P6" style:family="paragraph" style:parent-style-name="Standard">
      <style:paragraph-properties fo:margin-top="0cm" fo:margin-bottom="0.353cm" loext:contextual-spacing="false" fo:line-height="115%" fo:text-align="start" style:justify-single-word="false"/>
      <style:text-properties officeooo:paragraph-rsid="00337cb3"/>
    </style:style>
    <style:style style:name="P7" style:family="paragraph" style:parent-style-name="Standard">
      <style:paragraph-properties fo:margin-top="0cm" fo:margin-bottom="0.353cm" loext:contextual-spacing="false" fo:line-height="115%" fo:text-align="start" style:justify-single-word="false"/>
      <style:text-properties officeooo:paragraph-rsid="003572d0"/>
    </style:style>
    <style:style style:name="P8" style:family="paragraph" style:parent-style-name="Standard">
      <style:paragraph-properties fo:margin-top="0cm" fo:margin-bottom="0.353cm" loext:contextual-spacing="false" fo:line-height="115%" fo:text-align="end" style:justify-single-word="false"/>
    </style:style>
    <style:style style:name="P9"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9pt" fo:language="fr" fo:country="FR" fo:font-style="italic" fo:font-weight="normal" officeooo:rsid="00337cb3" fo:background-color="transparent" style:font-name-asian="Calibri1" style:font-name-complex="Calibri1"/>
    </style:style>
    <style:style style:name="P10"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officeooo:paragraph-rsid="0020edc3" fo:background-color="transparent" style:font-name-asian="Calibri1" style:font-name-complex="Calibri1"/>
    </style:style>
    <style:style style:name="P11" style:family="paragraph" style:parent-style-name="Standard">
      <style:paragraph-properties fo:margin-top="0cm" fo:margin-bottom="0.353cm" loext:contextual-spacing="false" fo:line-height="115%" fo:text-align="start" style:justify-single-word="false"/>
      <style:text-properties fo:font-weight="normal" officeooo:paragraph-rsid="0055a14e" style:font-weight-asian="normal" style:font-weight-complex="normal"/>
    </style:style>
    <style:style style:name="P12" style:family="paragraph" style:parent-style-name="Standard">
      <style:paragraph-properties fo:margin-top="0cm" fo:margin-bottom="0.353cm" loext:contextual-spacing="false" fo:line-height="115%" fo:text-align="start" style:justify-single-word="false"/>
      <style:text-properties officeooo:paragraph-rsid="00472bef"/>
    </style:style>
    <style:style style:name="P13" style:family="paragraph" style:parent-style-name="Standard">
      <style:paragraph-properties fo:margin-top="0cm" fo:margin-bottom="0.353cm" loext:contextual-spacing="false" fo:line-height="115%" fo:text-align="start" style:justify-single-word="false"/>
      <style:text-properties officeooo:paragraph-rsid="0055a14e"/>
    </style:style>
    <style:style style:name="T1" style:family="text">
      <style:text-properties style:use-window-font-color="true" style:font-name="Calibri1" fo:font-size="9pt" fo:language="fr" fo:country="FR" fo:font-style="italic" fo:font-weight="normal" fo:background-color="transparent" loext:char-shading-value="0" style:font-name-asian="Calibri1" style:font-name-complex="Calibri1"/>
    </style:style>
    <style:style style:name="T2" style:family="text">
      <style:text-properties style:use-window-font-color="true" style:font-name="Calibri1" fo:font-size="9pt" fo:language="fr" fo:country="FR" fo:font-style="italic" fo:font-weight="normal" officeooo:rsid="00337cb3" fo:background-color="transparent" loext:char-shading-value="0" style:font-name-asian="Calibri1" style:font-name-complex="Calibri1"/>
    </style:style>
    <style:style style:name="T3" style:family="text">
      <style:text-properties style:use-window-font-color="true" style:font-name="Calibri1" fo:font-size="9pt" fo:language="fr" fo:country="FR" fo:font-style="italic" fo:font-weight="normal" officeooo:rsid="0045a6cc" fo:background-color="transparent" loext:char-shading-value="0" style:font-name-asian="Calibri1" style:font-name-complex="Calibri1"/>
    </style:style>
    <style:style style:name="T4" style:family="text">
      <style:text-properties style:use-window-font-color="true" style:font-name="Calibri1" fo:font-size="9pt" fo:language="fr" fo:country="FR" fo:font-style="italic" fo:font-weight="normal" officeooo:rsid="004cdb68" fo:background-color="transparent" loext:char-shading-value="0" style:font-name-asian="Calibri1" style:font-name-complex="Calibri1"/>
    </style:style>
    <style:style style:name="T5" style:family="text">
      <style:text-properties style:use-window-font-color="true" style:font-name="Calibri1" fo:font-size="16pt" fo:language="fr" fo:country="FR" fo:font-weight="normal" fo:background-color="transparent" loext:char-shading-value="0" style:font-name-asian="Calibri1" style:font-name-complex="Calibri1"/>
    </style:style>
    <style:style style:name="T6" style:family="text">
      <style:text-properties style:use-window-font-color="true" style:font-name="Calibri1" fo:font-size="8pt" fo:language="fr" fo:country="FR" fo:font-weight="normal" officeooo:rsid="0045a6cc" fo:background-color="transparent" loext:char-shading-value="0" style:font-name-asian="Calibri1" style:font-weight-asian="normal" style:font-name-complex="Calibri1" style:font-weight-complex="normal"/>
    </style:style>
    <style:style style:name="T7" style:family="text">
      <style:text-properties style:use-window-font-color="true" style:font-name="Calibri1" fo:font-size="8pt" fo:language="fr" fo:country="FR" fo:font-weight="normal" officeooo:rsid="00472bef" fo:background-color="transparent" loext:char-shading-value="0" style:font-name-asian="Calibri1" style:font-weight-asian="normal" style:font-name-complex="Calibri1" style:font-weight-complex="normal"/>
    </style:style>
    <style:style style:name="T8" style:family="text">
      <style:text-properties style:use-window-font-color="true" style:font-name="Calibri1" fo:font-size="8pt" fo:language="fr" fo:country="FR" fo:font-weight="normal" officeooo:rsid="004855b5" fo:background-color="transparent" loext:char-shading-value="0" style:font-name-asian="Calibri1" style:font-weight-asian="normal" style:font-name-complex="Calibri1" style:font-weight-complex="normal"/>
    </style:style>
    <style:style style:name="T9" style:family="text">
      <style:text-properties style:use-window-font-color="true" style:font-name="Calibri1" fo:font-size="8pt" fo:language="fr" fo:country="FR" fo:font-weight="normal" officeooo:rsid="004b2006" fo:background-color="transparent" loext:char-shading-value="0" style:font-name-asian="Calibri1" style:font-weight-asian="normal" style:font-name-complex="Calibri1" style:font-weight-complex="normal"/>
    </style:style>
    <style:style style:name="T10" style:family="text">
      <style:text-properties style:use-window-font-color="true" style:font-name="Calibri1" fo:font-size="8pt" fo:language="fr" fo:country="FR" fo:font-weight="normal" officeooo:rsid="004e3404" fo:background-color="transparent" loext:char-shading-value="0" style:font-name-asian="Calibri1" style:font-weight-asian="normal" style:font-name-complex="Calibri1" style:font-weight-complex="normal"/>
    </style:style>
    <style:style style:name="T11" style:family="text">
      <style:text-properties style:use-window-font-color="true" style:font-name="Calibri1" fo:font-size="8pt" fo:language="fr" fo:country="FR" fo:font-weight="normal" officeooo:rsid="0050337a" fo:background-color="transparent" loext:char-shading-value="0" style:font-name-asian="Calibri1" style:font-weight-asian="normal" style:font-name-complex="Calibri1" style:font-weight-complex="normal"/>
    </style:style>
    <style:style style:name="T12" style:family="text">
      <style:text-properties style:use-window-font-color="true" style:font-name="Calibri1" fo:font-size="8pt" fo:language="fr" fo:country="FR" fo:font-weight="normal" officeooo:rsid="005154a1" fo:background-color="transparent" loext:char-shading-value="0" style:font-name-asian="Calibri1" style:font-weight-asian="normal" style:font-name-complex="Calibri1" style:font-weight-complex="normal"/>
    </style:style>
    <style:style style:name="T13" style:family="text">
      <style:text-properties style:use-window-font-color="true" style:font-name="Calibri1" fo:font-size="8pt" fo:language="fr" fo:country="FR" fo:font-weight="normal" officeooo:rsid="005334e8" fo:background-color="transparent" loext:char-shading-value="0" style:font-name-asian="Calibri1" style:font-weight-asian="normal" style:font-name-complex="Calibri1" style:font-weight-complex="normal"/>
    </style:style>
    <style:style style:name="T14" style:family="text">
      <style:text-properties style:use-window-font-color="true" style:font-name="Calibri1" fo:font-size="8pt" fo:language="fr" fo:country="FR" fo:font-weight="normal" officeooo:rsid="005468ec" fo:background-color="transparent" loext:char-shading-value="0" style:font-name-asian="Calibri1" style:font-weight-asian="normal" style:font-name-complex="Calibri1" style:font-weight-complex="normal"/>
    </style:style>
    <style:style style:name="T15" style:family="text">
      <style:text-properties style:use-window-font-color="true" style:font-name="Calibri1" fo:font-size="8pt" fo:language="fr" fo:country="FR" fo:font-weight="normal" officeooo:rsid="00552f0b" fo:background-color="transparent" loext:char-shading-value="0" style:font-name-asian="Calibri1" style:font-weight-asian="normal" style:font-name-complex="Calibri1" style:font-weight-complex="normal"/>
    </style:style>
    <style:style style:name="T16" style:family="text">
      <style:text-properties style:use-window-font-color="true" style:font-name="Calibri1" fo:font-size="8pt" fo:language="fr" fo:country="FR" fo:font-weight="normal" officeooo:rsid="0055a14e" fo:background-color="transparent" loext:char-shading-value="0" style:font-name-asian="Calibri1" style:font-weight-asian="normal" style:font-name-complex="Calibri1" style:font-weight-complex="normal"/>
    </style:style>
    <style:style style:name="T17" style:family="text">
      <style:text-properties style:use-window-font-color="true" style:font-name="Calibri1" fo:font-size="8pt" fo:language="fr" fo:country="FR" fo:font-weight="normal" officeooo:rsid="0058ed8a" fo:background-color="transparent" loext:char-shading-value="0" style:font-name-asian="Calibri1" style:font-weight-asian="normal" style:font-name-complex="Calibri1" style:font-weight-complex="normal"/>
    </style:style>
    <style:style style:name="T18" style:family="text">
      <style:text-properties style:use-window-font-color="true" style:font-name="Calibri1" fo:font-size="8pt" fo:language="fr" fo:country="FR" fo:font-weight="bold" fo:background-color="transparent" loext:char-shading-value="0" style:font-name-asian="Calibri1" style:font-name-complex="Calibri1"/>
    </style:style>
    <style:style style:name="T19" style:family="text">
      <style:text-properties style:use-window-font-color="true" style:font-name="Calibri1" fo:font-size="8pt" fo:language="fr" fo:country="FR" officeooo:rsid="0055a14e" fo:background-color="transparent" loext:char-shading-value="0" style:font-name-asian="Calibri1" style:font-name-complex="Calibri1"/>
    </style:style>
    <style:style style:name="T20" style:family="text">
      <style:text-properties style:use-window-font-color="true" style:font-name="Calibri1" fo:font-size="8pt" fo:language="fr" fo:country="FR" officeooo:rsid="0057290c" fo:background-color="transparent" loext:char-shading-value="0" style:font-name-asian="Calibri1" style:font-name-complex="Calibri1"/>
    </style:style>
    <style:style style:name="T21" style:family="text">
      <style:text-properties style:use-window-font-color="true" style:font-name="Calibri1" fo:font-size="8pt" fo:language="fr" fo:country="FR" officeooo:rsid="0058ed8a" fo:background-color="transparent" loext:char-shading-value="0" style:font-name-asian="Calibri1" style:font-name-complex="Calibri1"/>
    </style:style>
    <style:style style:name="T22" style:family="text">
      <style:text-properties style:use-window-font-color="true" style:font-name="Calibri1" fo:font-size="12pt" fo:language="fr" fo:country="FR"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23" style:family="text">
      <style:text-properties style:use-window-font-color="true" style:font-name="Calibri1" fo:font-size="12pt" fo:language="fr" fo:country="FR" style:text-underline-style="solid" style:text-underline-width="auto" style:text-underline-color="font-color" fo:font-weight="normal" officeooo:rsid="004cdb68" style:text-underline-mode="continuous" style:text-overline-mode="continuous" style:text-line-through-mode="continuous" fo:background-color="transparent" loext:char-shading-value="0" style:font-name-asian="Calibri1" style:font-name-complex="Calibri1"/>
    </style:style>
    <style:style style:name="T24" style:family="text">
      <style:text-properties officeooo:rsid="0020edc3"/>
    </style:style>
    <style:style style:name="T25" style:family="text">
      <style:text-properties officeooo:rsid="004cdb68"/>
    </style:style>
    <style:style style:name="T26" style:family="text">
      <style:text-properties fo:font-weight="normal" officeooo:rsid="0057290c" style:font-weight-asian="normal" style:font-weight-complex="normal"/>
    </style:style>
    <style:style style:name="T27" style:family="text">
      <style:text-properties officeooo:rsid="0058ed8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OEN Adrien</text:p>
      <text:p text:style-name="P1"/>
      <text:p text:style-name="P2">Rapport de réunion n°1<text:span text:style-name="T25">7</text:span></text:p>
      <text:p text:style-name="P2"/>
      <text:p text:style-name="P6"><text:span text:style-name="T5"><text:tab/></text:span><text:span text:style-name="T1">Date de la réunion : </text:span><text:span text:style-name="T4">21</text:span><text:span text:style-name="T3">/05</text:span><text:span text:style-name="T1">/2021</text:span></text:p>
      <text:p text:style-name="P5"><text:span text:style-name="T1"><text:tab/>Date de la prochaine réunion : </text:span><text:span text:style-name="T4">28</text:span><text:span text:style-name="T3">/05</text:span><text:span text:style-name="T2">/2021</text:span></text:p>
      <text:p text:style-name="P9"/>
      <text:p text:style-name="P8"><text:span text:style-name="T22">Ordre du jour : </text:span><text:span text:style-name="T23">Génération Header UDP</text:span></text:p>
      <text:p text:style-name="P3">1. Ce que le stagiaire a dit :</text:p>
      <text:p text:style-name="P7"><text:span text:style-name="T18"><text:tab/></text:span><text:span text:style-name="T10">J’ai expliqué </text:span><text:span text:style-name="T11">les changements que j’avais apporté aux deux </text:span><text:span text:style-name="T17">modèles</text:span><text:span text:style-name="T11"> : J’ai changé les couches d’activation de sortie du réseau pour les faire correspondre au mieux avec le format de nos données en sortie. En effet pour la plupart des colonnes, nous avons en </text:span><text:span text:style-name="T17">sortie</text:span><text:span text:style-name="T11"> des données binaire</text:span><text:span text:style-name="T17">s</text:span><text:span text:style-name="T11">, il faut donc </text:span><text:span text:style-name="T12">adapter les sortie</text:span><text:span text:style-name="T17">s</text:span><text:span text:style-name="T12"> des fonction</text:span><text:span text:style-name="T17">s</text:span><text:span text:style-name="T12"> d’activation pour qu’elle</text:span><text:span text:style-name="T17">s</text:span><text:span text:style-name="T12"> nous renvoie</text:span><text:span text:style-name="T17">nt</text:span><text:span text:style-name="T12"> des valeur</text:span><text:span text:style-name="T17">s</text:span><text:span text:style-name="T12"> comprise</text:span><text:span text:style-name="T17">s</text:span><text:span text:style-name="T12"> entre 0 et 1, qu’on arr</text:span><text:span text:style-name="T17">on</text:span><text:span text:style-name="T12">dira à 0 ou à 1 (sigmoid peut </text:span><text:span text:style-name="T17">ê</text:span><text:span text:style-name="T12">tre </text:span><text:span text:style-name="T17">utilisé</text:span><text:span text:style-name="T12"> ici). J’ai aussi </text:span><text:span text:style-name="T17">essayé</text:span><text:span text:style-name="T12"> de remplacer les 0 par des -1 pour utiliser tanh et profiter de son gradient plus important en 0, mais les résultats sont un peu pres équivalent..</text:span></text:p>
      <text:p text:style-name="P7"><text:span text:style-name="T6"><text:tab/></text:span><text:span text:style-name="T12">J’ai réduit le nombre de </text:span><text:span text:style-name="T17">neurones</text:span><text:span text:style-name="T12"> dans les couches denses des deux </text:span><text:span text:style-name="T17">modèles</text:span><text:span text:style-name="T12"> afin de diminuer la </text:span><text:span text:style-name="T17">complexité</text:span><text:span text:style-name="T12"> du réseau et d’acc</text:span><text:span text:style-name="T17">é</text:span><text:span text:style-name="T12">l</text:span><text:span text:style-name="T17">é</text:span><text:span text:style-name="T12">rer sa convergence. J’ai remarqué que les GAN </text:span><text:span text:style-name="T17">é</text:span><text:span text:style-name="T12">taient plus </text:span><text:span text:style-name="T17">longs</text:span><text:span text:style-name="T12"> à converger que les réseaux que j’avais l’habitude de manipuler jusqu’à maintenant (vae, lstm, cnn…). Pour </text:span><text:span text:style-name="T17">accélérer</text:span><text:span text:style-name="T12"> et améliorer la convergence j’ai aussi </text:span><text:span text:style-name="T17">changé</text:span><text:span text:style-name="T12"> des </text:span><text:span text:style-name="T17">paramètres</text:span><text:span text:style-name="T12"> d’entra</text:span><text:span text:style-name="T17">î</text:span><text:span text:style-name="T12">nement (learning rate, poid de la pénalité de gradient..)</text:span></text:p>
      <text:p text:style-name="P7"><text:span text:style-name="T6"><text:tab/></text:span><text:span text:style-name="T13">On avait des </text:span><text:span text:style-name="T17">problèmes</text:span><text:span text:style-name="T13"> avec la valeur de durée la semaine dernière, ce </text:span><text:span text:style-name="T17">problème</text:span><text:span text:style-name="T13"> </text:span><text:span text:style-name="T17">était</text:span><text:span text:style-name="T13"> </text:span><text:span text:style-name="T17">dû</text:span><text:span text:style-name="T14"> au fait que la durée </text:span><text:span text:style-name="T17">était</text:span><text:span text:style-name="T14"> la seule valeur à </text:span><text:span text:style-name="T17">être</text:span><text:span text:style-name="T14"> traité de </text:span><text:span text:style-name="T17">manière</text:span><text:span text:style-name="T14"> continue et que les </text:span><text:span text:style-name="T17">couches</text:span><text:span text:style-name="T14"> d’activation avai</text:span><text:span text:style-name="T17">en</text:span><text:span text:style-name="T14">t été conditionné</text:span><text:span text:style-name="T17">es</text:span><text:span text:style-name="T14"> pour </text:span><text:span text:style-name="T17">générer</text:span><text:span text:style-name="T14"> des </text:span><text:span text:style-name="T17">valeurs</text:span><text:span text:style-name="T14"> binaire</text:span><text:span text:style-name="T17">s</text:span><text:span text:style-name="T14"> entre 0 et 1. Donc le réseau générait toujours des 0 pour la durée. J’ai donc discrétisé la valeur de durée en la </text:span><text:span text:style-name="T17">transformant</text:span><text:span text:style-name="T14"> d’abord en valeur </text:span><text:span text:style-name="T17">entière</text:span><text:span text:style-name="T14">, </text:span><text:span text:style-name="T17">puis</text:span><text:span text:style-name="T14"> en valeur binaire comme ce que j’av</text:span><text:span text:style-name="T17">ais</text:span><text:span text:style-name="T14"> fait pour le nombre d’octet (une durée de 18 prend alors la valeur 10010).</text:span></text:p>
      <text:p text:style-name="P7"><text:span text:style-name="T6"><text:tab/></text:span><text:span text:style-name="T14">J’ai ensuite défini une fonction d’évaluation de la génération d’un </text:span><text:span text:style-name="T17">modèle.</text:span><text:span text:style-name="T14"> J’ai </text:span><text:span text:style-name="T17">d’abord</text:span><text:span text:style-name="T14"> utilisé une forme de </text:span><text:span text:style-name="T17">différence</text:span><text:span text:style-name="T14"> d’aires sous les courbes de distribution des valeurs </text:span><text:span text:style-name="T17">générées</text:span><text:span text:style-name="T14"> et </text:span><text:span text:style-name="T17">réelles</text:span><text:span text:style-name="T14">, mais je suis ensuite passé à une fonction de distance JS. Plus la distance entre la distribution </text:span><text:span text:style-name="T17">générée</text:span><text:span text:style-name="T14"> et la distribution </text:span><text:span text:style-name="T17">réelle</text:span><text:span text:style-name="T14"> est faible, meilleur est le modèle. </text:span><text:span text:style-name="T15">Nos </text:span><text:span text:style-name="T17">meilleures</text:span><text:span text:style-name="T15"> </text:span><text:span text:style-name="T17">modèles</text:span><text:span text:style-name="T15"> ont un score d’environ 3.</text:span></text:p>
      <text:p text:style-name="P7"><text:span text:style-name="T6"><text:tab/></text:span><text:span text:style-name="T7">J’ai ensuite résumé les recherches bibliographique</text:span><text:span text:style-name="T9">s</text:span><text:span text:style-name="T7"> de cette semaine et de la semaine derni</text:span><text:span text:style-name="T9">è</text:span><text:span text:style-name="T7">re. Pour rappel, on cherchait à répondre à deux questions :</text:span></text:p>
      <text:p text:style-name="P12"><text:span text:style-name="T8"><text:tab/></text:span><text:span text:style-name="T16">En ce moment j’essaye </text:span><text:span text:style-name="T17">d’implémenter</text:span><text:span text:style-name="T16"> un encodage des header à base d’embedding et d’un autre </text:span><text:span text:style-name="T17">côté</text:span><text:span text:style-name="T16"> j’essaie de </text:span><text:span text:style-name="T17">générer</text:span><text:span text:style-name="T16"> les payload en fonction des header généré</text:span><text:span text:style-name="T17">s</text:span><text:span text:style-name="T16"> en regardant les </text:span><text:span text:style-name="T17">applications</text:span><text:span text:style-name="T16"> de SeqGAN.</text:span></text:p>
      <text:p text:style-name="P4">2. Ce que les encadrants ont ajouté :</text:p>
      <text:p text:style-name="P13"><text:span text:style-name="T18"><text:tab/></text:span><text:span text:style-name="T16">Le choix d’une fonction d’activation du </text:span><text:span text:style-name="T17">générateur</text:span><text:span text:style-name="T16"> dans notre cas doit se faire en accord avec les données d’entrée, en effet les données de sortie du mod</text:span><text:span text:style-name="T17">è</text:span><text:span text:style-name="T16">le devront avoir le m</text:span><text:span text:style-name="T17">ê</text:span><text:span text:style-name="T16">me encodage que les données d’entrée . Il faudrait </text:span><text:span text:style-name="T17">peut-être</text:span><text:span text:style-name="T16"> rajouter une fonction entre le </text:span><text:span text:style-name="T17">discriminateur</text:span><text:span text:style-name="T16"> et le générateur</text:span></text:p>
      <text:p text:style-name="P11"><text:span text:style-name="T19"><text:tab/></text:span><text:span text:style-name="T20">Pour </text:span><text:span text:style-name="T21">améliorer</text:span><text:span text:style-name="T20"> la distribution des variables de port, il faudrait songer à diviser les </text:span><text:span text:style-name="T21">variables</text:span><text:span text:style-name="T20"> en deux, car on remarque qu’il y a à chaque fois un port déterminé et un port aléatoire.</text:span></text:p>
      <text:p text:style-name="P11"><text:span text:style-name="T20"><text:tab/>Il faut que je tienne un rapport des </text:span><text:span text:style-name="T21">expériences</text:span><text:span text:style-name="T20"> qui ont été </text:span><text:span text:style-name="T21">tentées</text:span><text:span text:style-name="T20"> et de leurs résultats et il faut que je puisse un maximum justifier ces résultats.</text:span></text:p>
      <text:p text:style-name="P11"><text:span text:style-name="T19"><text:tab/>Continuer les rapports quotidiens si cela m’aide</text:span></text:p>
      <text:p text:style-name="P4"><text:span text:style-name="T24">3. </text:span>Ce qu’il faut faire pour la prochaine séance :</text:p>
      <text:p text:style-name="P4"><text:tab/><text:span text:style-name="T26">Continuer la génération de payload avec des hypothèses fortes pour pouvoir avoir des premiers résulta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22T14:11:35.149779195</dc:date>
    <meta:editing-duration>P1DT1H44M39S</meta:editing-duration>
    <meta:editing-cycles>49</meta:editing-cycles>
    <meta:generator>LibreOffice/6.4.6.2$Linux_X86_64 LibreOffice_project/40$Build-2</meta:generator>
    <meta:document-statistic meta:table-count="0" meta:image-count="0" meta:object-count="0" meta:page-count="1" meta:paragraph-count="19" meta:word-count="576" meta:character-count="3423" meta:non-whitespace-character-count="2853"/>
  </office:meta>
</office:document-meta>
</file>